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9541B82EAB5DA2F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3c1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7" style:family="paragraph" style:parent-style-name="Standard">
      <style:paragraph-properties fo:text-align="start" style:justify-single-word="false"/>
      <style:text-properties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cb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322331761910384195" text:style-name="L1">
        <text:list-item>
          <text:p text:style-name="P10">A 7-kg dog is running at a speed of 1<text:span text:style-name="T5">2</text:span>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210453416053366" text:continue-numbering="true" text:style-name="L1">
        <text:list-item>
          <text:p text:style-name="P11">The Flash is running at a relatively leisurely (for him) speed of <text:s/>2<text:span text:style-name="T5">4</text:span>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210452252313909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8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210452932161282" text:continue-numbering="true" text:style-name="L1">
        <text:list-item>
          <text:p text:style-name="P13">A Meteorite is traveling at 1<text:span text:style-name="T5">3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10453934435380" text:continue-numbering="true" text:style-name="L1">
        <text:list-item>
          <text:p text:style-name="P14"><text:s/>Sofia lifts a 5 kg bowling ball a height of 1 meter. <text:s/>She then exerts a horizontal force of <text:span text:style-name="T5">3</text:span>0<text:span text:style-name="T5">0</text:span> N on the bowling ball for a distance of 2.<text:span text:style-name="T5">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452135188633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453064633452" text:continue-numbering="true" text:style-name="L1">
        <text:list-item>
          <text:p text:style-name="P15"><text:soft-page-break/>A regulation basketball has a mass of 0.625 kg. <text:s/>If it has <text:span text:style-name="T5">5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210453368767162" text:continue-numbering="true" text:style-name="L1">
        <text:list-item>
          <text:p text:style-name="P16">A stick of dynamite delivers an energy of approximately 1 MJ. <text:s/>If a rock of mass <text:span text:style-name="T5">6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0452586669063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52051531539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9541B82EAB5DA2F5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4:51.87518774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1M48S</meta:editing-duration>
    <meta:editing-cycles>4</meta:editing-cycles>
    <meta:generator>LibreOffice/5.0.6.2$Linux_X86_64 LibreOffice_project/00$Build-2</meta:generator>
    <dc:date>2016-08-29T21:04:51.847860886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